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Heading">
      <style:paragraph-properties fo:line-height="150%"/>
      <style:text-properties fo:text-transform="uppercase" fo:font-size="16pt" style:font-size-asian="16pt" style:font-size-complex="16pt"/>
    </style:style>
    <style:style style:name="P5" style:family="paragraph" style:parent-style-name="Heading">
      <style:text-properties fo:font-size="8pt" style:font-size-asian="8pt" style:font-size-complex="8pt"/>
    </style:style>
    <style:style style:name="P6" style:family="paragraph" style:parent-style-name="Heading">
      <style:paragraph-properties fo:text-align="start" style:justify-single-word="false"/>
      <style:text-properties fo:font-size="8pt" fo:font-weight="normal" style:font-size-asian="8pt" style:font-weight-asian="normal" style:font-size-complex="8pt"/>
    </style:style>
    <style:style style:name="P7" style:family="paragraph" style:parent-style-name="Heading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8" style:family="paragraph" style:parent-style-name="Heading">
      <style:paragraph-properties fo:text-align="start" style:justify-single-word="false"/>
      <style:text-properties fo:font-size="12pt" fo:font-weight="normal" style:font-size-asian="12pt" style:font-weight-asian="normal" style:font-size-complex="12pt"/>
    </style:style>
    <style:style style:name="P9" style:family="paragraph" style:parent-style-name="Heading">
      <style:text-properties fo:font-size="9pt" fo:font-weight="normal" style:font-size-asian="9pt" style:font-weight-asian="normal" style:font-size-complex="9pt"/>
    </style:style>
    <style:style style:name="P10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1" style:family="paragraph" style:parent-style-name="Heading">
      <style:paragraph-properties fo:margin-left="0cm" fo:margin-right="0cm" fo:line-height="200%" fo:text-indent="0cm" style:auto-text-indent="false"/>
    </style:style>
    <style:style style:name="P12" style:family="paragraph" style:parent-style-name="Heading">
      <style:paragraph-properties fo:margin-left="0cm" fo:margin-right="0.079cm" fo:text-indent="0cm" style:auto-text-indent="false"/>
      <style:text-properties fo:font-size="9pt" fo:font-weight="normal" style:font-size-asian="9pt" style:font-weight-asian="normal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fo:font-size="14pt" fo:font-weight="normal" style:font-size-asian="14pt" style:font-weight-asian="normal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text-transform="uppercase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10">федеральное государственное бюджетное образовательное учреждение</text:p>
      <text:p text:style-name="P10">высшего профессионального образования</text:p>
      <text:p text:style-name="P1"><text:span text:style-name="T2">«</text:span><text:span text:style-name="T1">Санкт-Петербургский государственный политехнический университет»</text:span></text:p>
      <text:p text:style-name="P11"><text:span text:style-name="T1">Факультет переподготовки специалистов</text:span> </text:p>
      <text:p text:style-name="P4">Рецензия</text:p>
      <text:p text:style-name="P3">на {{on_work_type}}</text:p>
      <text:p text:style-name="P3"/>
      <text:p text:style-name="P3"/>
      <text:p text:style-name="P2">{{of_student_full_name}}</text:p>
      <text:p text:style-name="P9">(фамилия, имя, отчество студента)</text:p>
      <text:p text:style-name="P5"/>
      <text:p text:style-name="P7">Тема работы: {{theme}}</text:p>
      <text:p text:style-name="P8"/>
      <text:p text:style-name="P7">Актуальность выбранной темы, анализ содержания работы: ________________</text:p>
      <text:p text:style-name="P7">________________________________________________________________________________________________________________________________________</text:p>
      <text:p text:style-name="P8"/>
      <text:p text:style-name="P7">Положительные стороны работы: _______________________________________</text:p>
      <text:p text:style-name="P7">________________________________________________________________________________________________________________________________________</text:p>
      <text:p text:style-name="P8"/>
      <text:p text:style-name="P7">Недостатки и замечания по работе: _____________________________________</text:p>
      <text:p text:style-name="P7">________________________________________________________________________________________________________________________________________</text:p>
      <text:p text:style-name="P8"/>
      <text:p text:style-name="P7">Оценка оформления работы: ___________________________________________</text:p>
      <text:p text:style-name="P7">________________________________________________________________________________________________________________________________________</text:p>
      <text:p text:style-name="P8"/>
      <text:p text:style-name="P7">Общая оценка работы, рекомендации ____________________________________</text:p>
      <text:p text:style-name="P7">________________________________________________________________________________________________________________________________________</text:p>
      <text:p text:style-name="P8"/>
      <text:p text:style-name="P7">Рецензент: __________________________________________________________</text:p>
      <text:p text:style-name="P12"><text:s text:c="23"/>(должность, учен. звание, степень, фамилия, имя, отчество)</text:p>
      <text:p text:style-name="P6"/>
      <text:p text:style-name="P7">Подпись рецензента: ______________________</text:p>
      <text:p text:style-name="P8"/>
      <text:p text:style-name="P7">«_______» ____________ 20___ г. <text:s text:c="40"/>М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meta:initial-creator>NataliaL</meta:initial-creator>
    <meta:creation-date>2010-05-04T15:55:00</meta:creation-date>
    <dc:creator>sa </dc:creator>
    <dc:date>2012-05-29T11:52:14</dc:date>
    <meta:print-date>2010-05-04T15:56:00</meta:print-date>
    <meta:editing-cycles>18</meta:editing-cycles>
    <meta:editing-duration>PT13M30S</meta:editing-duration>
    <meta:generator>LibreOffice/3.4$Linux LibreOffice_project/340m1$Build-402</meta:generator>
    <meta:document-statistic meta:table-count="0" meta:image-count="0" meta:object-count="0" meta:page-count="1" meta:paragraph-count="24" meta:word-count="80" meta:character-count="1659" meta:non-whitespace-character-count="1539"/>
    <meta:user-defined meta:name="Поле 1"/>
    <meta:user-defined meta:name="Поле 2"/>
    <meta:user-defined meta:name="Поле 3"/>
    <meta:user-defined meta:name="Поле 4"/>
  </office:meta>
</office:document-meta>
</file>